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ERRANO CONTRERAS, ALICI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3979719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1669030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SERRANO CONTRERAS, ALICI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397971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38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8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2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15:46:3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